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50%"/>
      <style:text-properties style:font-name="Times New Roman" fo:font-size="11pt" style:font-size-asian="11pt" style:font-size-complex="11pt"/>
    </style:style>
    <style:style style:name="P9" style:family="paragraph" style:parent-style-name="Preformatted_20_Text">
      <style:paragraph-properties fo:line-height="100%"/>
      <style:text-properties style:font-name="Times New Roman" fo:font-size="11pt" style:font-size-asian="11pt" style:font-size-complex="11pt"/>
    </style:style>
    <style:style style:name="P10"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descriptions and proofs of communication patterns in Concurrent ML[?]. <text:s/>We will develop a static constraint-based analysis that describes all potential communications on channels. <text:s/>We will show that example programs contain channels that can be classified as one-shot, one-to-one, one-to-many, many-to-one, or many-to-many. <text:s/>We will also define a small-step semantics for Concurrent ML and prove that the execution of any program results in the same or fewer communications as those described by the analysis. <text:s/>Our definitions, theorems and proofs will use Isabelle/HOL[?] as our formal language of reasoning. <text:s/>The proofs will also be mechanically checked using Isabelle[?].</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so that the placement of code need not have bearing on the execution order. <text:s/>The language provides a synchronization mechanism that enables specification of execution order between non-adjacent code segments. <text:s/>It is often the case that synchronization is necessary when data is shared. <text:s/>Thus, synchronization and data sharing mechanisms are actually subsumed by a uniform communication mechanism. <text:s/>The uniform mechanism is safer<text:note text:id="ftn0" text:note-class="footnote"><text:note-citation>1</text:note-citation><text:note-body><text:p text:style-name="P8">.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o either send data or receive data. <text:s/>A given channel can have multiple processes sending data on it and multiple processes receiving data from it over the course of the program's execution. <text:s/>A many-to-many <text:soft-page-break/>channel has any number of senders and receivers; a one-to-many channel has one sender and any number of receivers; a many-to-one channel has any number of senders and exactly one receiver; a one-to-one channel has exactly one of each; a one-shot channel has exactly one sender and sends data only once.</text:p>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need not consider states where other processes are also trying to communicate on the same channel, since the course-grain interleaving ensure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Channels known to have only one sender or one receiver can have lower communication costs than those with many senders and many receivers, since the cost of handing competing processes can be at least partially eliminated.</text:p>
      <text:p text:style-name="P1"><text:tab/>A static analysis that describes communication pattern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computable, informative, and sound. <text:s/>The analysis is computable iff there exists an algorithm that determines all the information described by the analysis on an input program. An analysis is informative iff there exist programs about which the analysis describes information that is not directly observable. <text:s/>An analysis is sound iff the information it describes about a program is the same ore less precise than the semantics of the program. </text:p>
      <text:p text:style-name="P1"><text:tab/></text:p>
      <text:p text:style-name="P1"><text:tab/></text:p>
      <text:p text:style-name="P1"/>
      <text:p text:style-name="P1"/>
      <text:p text:style-name="P1"/>
      <text:p text:style-name="P1"/>
      <text:p text:style-name="P1">---- Related Work ----</text:p>
      <text:p text:style-name="P9"/>
      <text:list xml:id="list7152788034938822398" text:style-name="L7">
        <text:list-item>
          <text:p text:style-name="P10"><text:soft-page-break/>Concurrent ML specialization:</text:p>
          <text:list>
            <text:list-item>
              <text:p text:style-name="P10">http://people.cs.uchicago.edu/~jhr/papers/2007/popl-cml-opt.pdf</text:p>
            </text:list-item>
          </text:list>
        </text:list-item>
        <text:list-item>
          <text:p text:style-name="P10">parallel concurrent ml:</text:p>
          <text:list>
            <text:list-item>
              <text:p text:style-name="P10">http://people.cs.uchicago.edu/~jhr/papers/2009/icfp-parallel-cml.pdf</text:p>
            </text:list-item>
          </text:list>
        </text:list-item>
        <text:list-item>
          <text:p text:style-name="P10">Deadlock in Go: </text:p>
          <text:list>
            <text:list-item>
              <text:p text:style-name="P10">https://arxiv.org/pdf/1608.08330.pdf</text:p>
            </text:list-item>
          </text:list>
        </text:list-item>
        <text:list-item>
          <text:p text:style-name="P10">Finite communication topologies in CML:</text:p>
          <text:list>
            <text:list-item>
              <text:p text:style-name="P10"><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10"><text:span text:style-name="T1">Communication Topology Analysis:</text:span></text:p>
          <text:list>
            <text:list-item>
              <text:p text:style-name="P10"><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9"><text:span text:style-name="T1"/></text:p>
      <text:list xml:id="list1920450775" text:continue-numbering="true" text:style-name="L7">
        <text:list-item>
          <text:list>
            <text:list-header>
              <text:p text:style-name="P10"><text:span text:style-name="T1"/></text:p>
            </text:list-header>
          </text:list>
        </text:list-item>
      </text:list>
      <text:p text:style-name="P1"/>
      <text:p text:style-name="P1"/>
      <text:p text:style-name="P1"/>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text:soft-page-break/>will expand on previous work by John Reppy and Yingqi Xiao[?], by developing an analysis of a large subset of Concurrent ML that includes synchronous events and the choice combinator. <text:s/>The object 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text:soft-page-break/>Formally prove soundness of analysis and relations with previous work by Reppy and Xiao.</text:p>
        </text:list-item>
      </text:list>
      <text:p text:style-name="P1"/>
      <text:p text:style-name="P1">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7T10:30:09</dc:date>
    <dc:creator>Thomas Logan</dc:creator>
    <meta:generator>OpenOffice/4.1.3$Unix OpenOffice.org_project/413m1$Build-9783</meta:generator>
    <meta:editing-duration>P9DT23H40M20S</meta:editing-duration>
    <meta:editing-cycles>35</meta:editing-cycles>
    <meta:document-statistic meta:table-count="0" meta:image-count="0" meta:object-count="0" meta:page-count="5" meta:paragraph-count="50" meta:word-count="1363" meta:character-count="9371"/>
  </office:meta>
</office:document-meta>
</file>